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8pt" style:font-size-complex="18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2.018cm" svg:height="2.018cm" svg:x="3.282cm" svg:y="6.695cm">
          <text:p text:style-name="P1"><text:span text:style-name="T1">syllab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47cm" svg:height="1.246cm" svg:x="3.667cm" svg:y="4.6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47cm" svg:height="1.246cm" svg:x="3.667cm" svg:y="9.562cm">
          <text:p text:style-name="P1"><text:span text:style-name="T1">StructuredText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018cm" svg:height="2.017cm" svg:x="3.282cm" svg:y="11.658cm">
          <text:p text:style-name="P1"><text:span text:style-name="T1">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47cm" svg:height="1.246cm" svg:x="3.667cm" svg:y="14.538cm">
          <text:p text:style-name="P1"><text:span text:style-name="T1">Analyzed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018cm" svg:height="2.018cm" svg:x="3.282cm" svg:y="16.62cm">
          <text:p text:style-name="P1"><text:span text:style-name="T1">format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47cm" svg:height="1.246cm" svg:x="3.667cm" svg:y="19.487cm">
          <text:p text:style-name="P1"><text:span text:style-name="T1">Presentational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018cm" svg:height="2.018cm" svg:x="3.282cm" svg:y="21.582cm">
          <text:p text:style-name="P1"><text:span text:style-name="T1">dis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.293cm" svg:y1="3.584cm" svg:x2="4.291cm" svg:y2="6.695cm" draw:end-shape="id1" draw:end-glue-point="4" svg:d="M4293 3584v1305h-2v1806" svg:viewBox="0 0 3 3112">
          <text:p/>
        </draw:connector>
        <draw:connector draw:style-name="gr3" draw:text-style-name="P2" draw:layer="layout" svg:x1="4.291cm" svg:y1="8.713cm" svg:x2="4.291cm" svg:y2="11.658cm" draw:start-shape="id1" draw:start-glue-point="8" draw:end-shape="id2" svg:d="M4291 8713v2945" svg:viewBox="0 0 1 2946">
          <text:p/>
        </draw:connector>
        <draw:connector draw:style-name="gr3" draw:text-style-name="P2" draw:layer="layout" svg:x1="4.291cm" svg:y1="13.675cm" svg:x2="4.291cm" svg:y2="16.62cm" draw:start-shape="id2" draw:start-glue-point="8" draw:end-shape="id3" draw:end-glue-point="4" svg:d="M4291 13675v2945" svg:viewBox="0 0 1 2946">
          <text:p/>
        </draw:connector>
        <draw:connector draw:style-name="gr3" draw:text-style-name="P2" draw:layer="layout" svg:x1="4.291cm" svg:y1="18.638cm" svg:x2="4.291cm" svg:y2="21.582cm" draw:start-shape="id3" draw:start-glue-point="8" draw:end-shape="id4" draw:end-glue-point="4" svg:d="M4291 18638v2944" svg:viewBox="0 0 1 2945">
          <text:p/>
        </draw:connector>
        <draw:frame draw:style-name="gr4" draw:layer="layout" svg:width="9.938cm" svg:height="0.962cm" svg:x="1.7cm" svg:y="1.538cm">
          <draw:text-box>
            <text:p>Stages of processing a single line</text:p>
          </draw:text-box>
        </draw:frame>
        <draw:frame draw:style-name="gr4" draw:text-style-name="P3" draw:layer="layout" svg:width="7.639cm" svg:height="0.692cm" svg:x="7.3cm" svg:y="4.9cm">
          <draw:text-box>
            <text:p><text:span text:style-name="T2">A line of input, e.g. ”Sanovi sanalla tuolla”</text:span></text:p>
          </draw:text-box>
        </draw:frame>
        <draw:frame draw:style-name="gr4" draw:text-style-name="P3" draw:layer="layout" svg:width="5.946cm" svg:height="0.692cm" svg:x="7.3cm" svg:y="9.839cm">
          <draw:text-box>
            <text:p><text:span text:style-name="T2">A list of potential syllabifications</text:span></text:p>
          </draw:text-box>
        </draw:frame>
        <draw:frame draw:style-name="gr5" draw:text-style-name="P3" draw:layer="layout" svg:width="11cm" svg:height="1.198cm" svg:x="7.3cm" svg:y="14.562cm">
          <draw:text-box>
            <text:p><text:span text:style-name="T2">A single syllabification annotated with errors. The line is also divided into feet.</text:span></text:p>
          </draw:text-box>
        </draw:frame>
        <draw:frame draw:style-name="gr4" draw:text-style-name="P3" draw:layer="layout" svg:width="8.867cm" svg:height="0.692cm" svg:x="7.3cm" svg:y="19.764cm">
          <draw:text-box>
            <text:p><text:span text:style-name="T2">AnalyzedLine expanded with presentational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ri Perälä</meta:initial-creator>
    <meta:creation-date>2015-11-30T19:58:12.903019412</meta:creation-date>
    <dc:date>2015-11-30T21:42:22.435833976</dc:date>
    <dc:creator>Harri Perälä</dc:creator>
    <meta:editing-duration>PT52M7S</meta:editing-duration>
    <meta:editing-cycles>3</meta:editing-cycles>
    <meta:generator>LibreOffice/4.2.8.2$Linux_X86_64 LibreOffice_project/420m0$Build-2</meta:generator>
    <meta:document-statistic meta:object-count="17"/>
  </office:meta>
</office:document-meta>
</file>